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336600" fo:font-weight="bold" style:font-weight-asian="bold" style:font-weight-complex="bold"/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text-properties style:use-window-font-color="true" fo:font-weight="normal" style:font-weight-asian="normal" style:font-weight-complex="normal"/>
    </style:style>
    <style:style style:name="P6" style:family="paragraph" style:parent-style-name="Standard">
      <style:text-properties style:use-window-font-color="tru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fo:font-weight="bold" style:font-weight-asian="bold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4586" fo:font-weight="bold" style:font-weight-asian="bold" style:font-weight-complex="bold"/>
    </style:style>
    <style:style style:name="P11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color="#004586"/>
    </style:style>
    <style:style style:name="P12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style:use-window-font-color="true" fo:font-weight="normal" style:font-weight-asian="normal" style:font-weight-complex="normal"/>
    </style:style>
    <style:style style:name="P13" style:family="paragraph" style:parent-style-name="Standard">
      <style:paragraph-properties style:border-line-width-bottom="0.0555in 0.0346in 0.0346in" fo:padding="0.0291in" fo:border-left="none" fo:border-right="none" fo:border-top="none" fo:border-bottom="0.1248in double #000000" style:join-border="false"/>
      <style:text-properties style:use-window-font-color="true" fo:font-weight="normal" style:font-weight-asian="normal" style:font-weight-complex="normal"/>
    </style:style>
    <style:style style:name="P1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336600" fo:font-weight="bold" style:font-weight-asian="bold" style:font-weight-complex="bold"/>
    </style:style>
    <style:style style:name="P1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weight="bold" style:font-weight-asian="bold" style:font-weight-complex="bold"/>
    </style:style>
    <style:style style:name="P1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color="#004586" fo:font-weight="bold" style:font-weight-asian="bold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use-window-font-color="true"/>
    </style:style>
    <style:style style:name="P18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use-window-font-color="true" fo:font-weight="normal" style:font-weight-asian="normal" style:font-weight-complex="normal"/>
    </style:style>
    <style:style style:name="P19" style:family="paragraph" style:parent-style-name="Standard">
      <style:text-properties style:use-window-font-color="true" fo:font-weight="bold" style:font-weight-asian="bold" style:font-weight-complex="bold"/>
    </style:style>
    <style:style style:name="P20" style:family="paragraph" style:parent-style-name="Standard">
      <style:text-properties fo:color="#336600" fo:font-weight="bold" style:font-weight-asian="bold" style:font-weight-complex="bold"/>
    </style:style>
    <style:style style:name="P21" style:family="paragraph" style:parent-style-name="Standard">
      <style:paragraph-properties style:border-line-width-bottom="0.0555in 0.0346in 0.0346in" fo:padding="0.0291in" fo:border-left="none" fo:border-right="none" fo:border-top="none" fo:border-bottom="0.1248in double #000000" style:join-border="false"/>
      <style:text-properties fo:color="#336600" fo:font-weight="bol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EPROCESSING</text:p>
      <text:p text:style-name="P1"/>
      <text:p text:style-name="P1">total samples: 16772 </text:p>
      <text:p text:style-name="P1">after removing missing values: 16592</text:p>
      <text:p text:style-name="P1"/>
      <text:p text:style-name="P1">cont0: 16450, cont1: 143, total: 16593, min accuracy: 0.99138190803351</text:p>
      <text:p text:style-name="P1">total features: 5408</text:p>
      <text:p text:style-name="P2"><text:span text:style-name="T2">tentei k = 3</text:span><text:span text:style-name="T1"> e</text:span> k = 5 para baixar o std, não ajudou</text:p>
      <text:p text:style-name="P2"/>
      <text:p text:style-name="P3">cont0: 16450, cont1: 143, total: 16593, min accuracy: 0.991381908034</text:p>
      <text:p text:style-name="P3">total features: 5408</text:p>
      <text:p text:style-name="P3">total features (pos-selection): 2708, 2dfeatures: 2454/4825, 3dfeatures: 254/582</text:p>
      <text:p text:style-name="P3">total features (pos-selection): 2167, 2dfeatures: 1943/4825, 3dfeatures: 224/582</text:p>
      <text:p text:style-name="P3"/>
      <text:p text:style-name="P3">CONFIG = {</text:p>
      <text:p text:style-name="P3"><text:s text:c="4"/>'chi2_threshold': 0.004,</text:p>
      <text:p text:style-name="P3"><text:s text:c="4"/>'variance_threshold': 0.0006,</text:p>
      <text:p text:style-name="P3"><text:s text:c="4"/>'k_folds': 3,</text:p>
      <text:p text:style-name="P3">}</text:p>
      <text:p text:style-name="P3"/>
      <text:p text:style-name="P3">The initial feature selection slightly improved the sensivity and didn't significantly changed the other metrics.</text:p>
      <text:p text:style-name="P15"/>
      <text:p text:style-name="P10">'variance_threshold': 0.000, k =3</text:p>
      <text:p text:style-name="P10">selected features: [ <text:s text:c="2"/>0 <text:s text:c="3"/>1 <text:s text:c="3"/>2 ..., 5405 5406 5407]</text:p>
      <text:p text:style-name="P10">total features (pos-selection): 5408, 2dfeatures: 4826/4825, 3dfeatures: 582/582</text:p>
      <text:p text:style-name="P10"/>
      <text:p text:style-name="P10">accuracy, mean: 0.966491360166, std: 0.0343483855895</text:p>
      <text:p text:style-name="P10">sensivity, mean: 0.398936170213, std: 0.206911930916</text:p>
      <text:p text:style-name="P10">specifity, mean: 0.298197195382, std: 0.172951355624</text:p>
      <text:p text:style-name="P10">matthews_corrcoef, mean: 0.281855736575, std: 0.124462622765</text:p>
      <text:p text:style-name="P16"/>
      <text:p text:style-name="P10">accuracy, mean: 0.963899949531, std: 0.0384012915496</text:p>
      <text:p text:style-name="P10">sensivity, mean: 0.412825059102, std: 0.273224288019</text:p>
      <text:p text:style-name="P10">specifity, mean: 0.280683269476, std: 0.188212099787</text:p>
      <text:p text:style-name="P10">matthews_corrcoef, mean: 0.268247919747, std: 0.153597287957</text:p>
      <text:p text:style-name="P10">Elapsed time: 265.88499999 secs</text:p>
      <text:p text:style-name="P16"/>
      <text:p text:style-name="P10">accuracy, mean: 0.979267843071, std: 0.0164104502582</text:p>
      <text:p text:style-name="P10">sensivity, mean: 0.315602836879, std: 0.137927992373</text:p>
      <text:p text:style-name="P10">specifity, mean: 0.306411782472, std: 0.170765027847</text:p>
      <text:p text:style-name="P10">matthews_corrcoef, mean: 0.274903112379, std: 0.134411829001</text:p>
      <text:p text:style-name="P10">Elapsed time: 239.20299983 secs</text:p>
      <text:p text:style-name="P11"/>
      <text:p text:style-name="P8">'variance_threshold': 0.0005, k =3</text:p>
      <text:p text:style-name="P4">selected features: [ <text:s text:c="2"/>0 <text:s text:c="3"/>1 <text:s text:c="3"/>2 ..., 5405 5406 5407]</text:p>
      <text:p text:style-name="P4">total features (pos-selection): 3881, 2dfeatures: 3374/4825, 3dfeatures: 507/582</text:p>
      <text:p text:style-name="P4"/>
      <text:p text:style-name="P4">accuracy, mean: 0.964562672619, std: 0.0351660810783</text:p>
      <text:p text:style-name="P4">sensivity, mean: 0.406028368794, std: 0.208787418219</text:p>
      <text:p text:style-name="P4">specifity, mean: 0.258569571806, std: 0.13895231874</text:p>
      <text:p text:style-name="P4"><text:soft-page-break/>matthews_corrcoef, mean: 0.263144862294, std: 0.101055105785</text:p>
      <text:p text:style-name="P17"/>
      <text:p text:style-name="P4">accuracy, mean: 0.962815067553, std: 0.0387793052254</text:p>
      <text:p text:style-name="P4">sensivity, mean: 0.440750591017, std: 0.247406173563</text:p>
      <text:p text:style-name="P4">specifity, mean: 0.273900948227, std: 0.15556603726</text:p>
      <text:p text:style-name="P4">matthews_corrcoef, mean: 0.281496158808, std: 0.118472571731</text:p>
      <text:p text:style-name="P4">Elapsed time: 226.867000103 secs</text:p>
      <text:p text:style-name="P17"/>
      <text:p text:style-name="P4">accuracy, mean: 0.969926489187, std: 0.0285941840144</text:p>
      <text:p text:style-name="P4">sensivity, mean: 0.357417257683, std: 0.210690457248</text:p>
      <text:p text:style-name="P4">specifity, mean: 0.242710542502, std: 0.149405657629</text:p>
      <text:p text:style-name="P4">matthews_corrcoef, mean: 0.243927739196, std: 0.143543403486</text:p>
      <text:p text:style-name="P4">Elapsed time: 232.399999857 secs</text:p>
      <text:p text:style-name="P12"/>
      <text:p text:style-name="P8">'variance_threshold': 0.001, k =3</text:p>
      <text:p text:style-name="P5">selected features: [ <text:s text:c="2"/>0 <text:s text:c="3"/>2 <text:s text:c="3"/>6 ..., 5403 5406 5407]</text:p>
      <text:p text:style-name="P5">total features (pos-selection): 2508, 2dfeatures: 2196/4825, 3dfeatures: 312/582</text:p>
      <text:p text:style-name="P5"/>
      <text:p text:style-name="P5">accuracy, mean: 0.964743537139, std: 0.0357987039492</text:p>
      <text:p text:style-name="P5">sensivity, mean: 0.39908392435, std: 0.251429529715</text:p>
      <text:p text:style-name="P5">specifity, mean: 0.255057705363, std: 0.140337968093</text:p>
      <text:p text:style-name="P5">matthews_corrcoef, mean: 0.250412021445, std: 0.127290212376</text:p>
      <text:p text:style-name="P5">Elapsed time: 234.122999907 secs</text:p>
      <text:p text:style-name="P18"/>
      <text:p text:style-name="P5">accuracy, mean: 0.961670104466, std: 0.0415569766967</text:p>
      <text:p text:style-name="P5">sensivity, mean: 0.433658392435, std: 0.246825220867</text:p>
      <text:p text:style-name="P5">specifity, mean: 0.305620939648, std: 0.194397858518</text:p>
      <text:p text:style-name="P5">matthews_corrcoef, mean: 0.291970084879, std: 0.137582067166</text:p>
      <text:p text:style-name="P5">Elapsed time: 188.200999975 secs</text:p>
      <text:p text:style-name="P18"/>
      <text:p text:style-name="P5">accuracy, mean: 0.961911071893, std: 0.0401853806432</text:p>
      <text:p text:style-name="P5">sensivity, mean: 0.46158392435, std: 0.22118226793</text:p>
      <text:p text:style-name="P5">specifity, mean: 0.292995124924, std: 0.164094178748</text:p>
      <text:p text:style-name="P5">matthews_corrcoef, mean: 0.302421639855, std: 0.106806170424</text:p>
      <text:p text:style-name="P5"/>
      <text:p text:style-name="P5">Elapsed time: 187.715999842 secs</text:p>
      <text:p text:style-name="P13"/>
      <text:p text:style-name="P8">'variance_threshold': 0.0005, k =3, chi2 &gt; 0.01</text:p>
      <text:p text:style-name="P5">total features (pos-selection): 1818</text:p>
      <text:p text:style-name="P5"/>
      <text:p text:style-name="P5">accuracy, mean: 0.961187788179, std: 0.0400598652538</text:p>
      <text:p text:style-name="P5">sensivity, mean: 0.46158392435, std: 0.289212409604</text:p>
      <text:p text:style-name="P5">specifity, mean: 0.247773488335, std: 0.130500806177</text:p>
      <text:p text:style-name="P5">matthews_corrcoef, mean: 0.269273363719, std: 0.10566791153</text:p>
      <text:p text:style-name="P5">Elapsed time: 152.536000013 secs</text:p>
      <text:p text:style-name="P5"/>
      <text:p text:style-name="P5">accuracy, mean: 0.960886434496, std: 0.0402321977269</text:p>
      <text:p text:style-name="P5">sensivity, mean: 0.475472813239, std: 0.272215655649</text:p>
      <text:p text:style-name="P5">specifity, mean: 0.256506238859, std: 0.132918591362</text:p>
      <text:p text:style-name="P5">matthews_corrcoef, mean: 0.281700230435, std: 0.0897733556338</text:p>
      <text:p text:style-name="P5">Elapsed time: 155.226999998 secs</text:p>
      <text:p text:style-name="P5"><text:soft-page-break/></text:p>
      <text:p text:style-name="P5">accuracy, mean: 0.958777067695, std: 0.0427086814427</text:p>
      <text:p text:style-name="P5">sensivity, mean: 0.468676122931, std: 0.306535392073</text:p>
      <text:p text:style-name="P5">specifity, mean: 0.227497194164, std: 0.118071398381</text:p>
      <text:p text:style-name="P5">matthews_corrcoef, mean: 0.257156675329, std: 0.110246817716</text:p>
      <text:p text:style-name="P5">Elapsed time: 155.575999975 secs</text:p>
      <text:p text:style-name="P18"/>
      <text:p text:style-name="P5"/>
      <text:p text:style-name="P8">'variance_threshold': 0.0000, k =3, chi2 &gt; 0.01</text:p>
      <text:p text:style-name="P5">total features (pos-selection): 2036</text:p>
      <text:p text:style-name="P5">accuracy, mean: 0.956667820773, std: 0.046707426325</text:p>
      <text:p text:style-name="P5">sensivity, mean: 0.496453900709, std: 0.272211725894</text:p>
      <text:p text:style-name="P5">specifity, mean: 0.27208707354, std: 0.148378158476</text:p>
      <text:p text:style-name="P5">matthews_corrcoef, mean: 0.294571273837, std: 0.0975827237656</text:p>
      <text:p text:style-name="P5">Elapsed time: 332.078999996 secs</text:p>
      <text:p text:style-name="P5"/>
      <text:p text:style-name="P5">accuracy, mean: 0.963116257765, std: 0.0366998050881</text:p>
      <text:p text:style-name="P5">sensivity, mean: 0.475620567376, std: 0.246841317943</text:p>
      <text:p text:style-name="P5">specifity, mean: 0.257746323981, std: 0.131671791193</text:p>
      <text:p text:style-name="P5">matthews_corrcoef, mean: 0.288094974317, std: 0.0867322711609</text:p>
      <text:p text:style-name="P5">Elapsed time: 159.311999798 secs</text:p>
      <text:p text:style-name="P5"/>
      <text:p text:style-name="P5">accuracy, mean: 0.95690816701, std: 0.0381601183228</text:p>
      <text:p text:style-name="P5">sensivity, mean: 0.503989361702, std: 0.285060812623</text:p>
      <text:p text:style-name="P5">specifity, mean: 0.195981976217, std: 0.100813052636</text:p>
      <text:p text:style-name="P5">matthews_corrcoef, mean: 0.248904403765, std: 0.0600932496394</text:p>
      <text:p text:style-name="P5">Elapsed time: 163.751999855 secs</text:p>
      <text:p text:style-name="P18"/>
      <text:p text:style-name="P5">chi2 &gt; 0.005</text:p>
      <text:p text:style-name="P5">2541</text:p>
      <text:p text:style-name="P5"/>
      <text:p text:style-name="P5">accuracy, mean: 0.960765934436, std: 0.0409121169113</text:p>
      <text:p text:style-name="P5">sensivity, mean: 0.482417257683, std: 0.246858121463</text:p>
      <text:p text:style-name="P5">specifity, mean: 0.276073849816, std: 0.147723905872</text:p>
      <text:p text:style-name="P5">matthews_corrcoef, mean: 0.297794775195, std: 0.0883259703555</text:p>
      <text:p text:style-name="P5">Elapsed time: 160.461999893 secs</text:p>
      <text:p text:style-name="P5"/>
      <text:p text:style-name="P5">accuracy, mean: 0.964020373305, std: 0.037202928618</text:p>
      <text:p text:style-name="P5">sensivity, mean: 0.447547281324, std: 0.195619670019</text:p>
      <text:p text:style-name="P5">specifity, mean: 0.300542432196, std: 0.166587048216</text:p>
      <text:p text:style-name="P5">matthews_corrcoef, mean: 0.303846938513, std: 0.0964963604054</text:p>
      <text:p text:style-name="P5">Elapsed time: 164.532999992 secs</text:p>
      <text:p text:style-name="P5"/>
      <text:p text:style-name="P5">accuracy, mean: 0.955944602448, std: 0.0473473533992</text:p>
      <text:p text:style-name="P5">sensivity, mean: 0.468528368794, std: 0.29768121014</text:p>
      <text:p text:style-name="P5">specifity, mean: 0.242972835878, std: 0.132000409146</text:p>
      <text:p text:style-name="P5">matthews_corrcoef, mean: 0.263941136188, std: 0.105974351879</text:p>
      <text:p text:style-name="P18">Elapsed time: 167.738000154 secs</text:p>
      <text:p text:style-name="P5">CONFIG = {</text:p>
      <text:p text:style-name="P5"><text:s text:c="4"/>'chi2_threshold': 0.005,</text:p>
      <text:p text:style-name="P5"><text:s text:c="4"/>'variance_threshold': 0.0005,</text:p>
      <text:p text:style-name="P5"><text:s text:c="4"/>'k_folds': 3,</text:p>
      <text:p text:style-name="P5"><text:soft-page-break/>}</text:p>
      <text:p text:style-name="P5"/>
      <text:p text:style-name="P5">total features: 5408</text:p>
      <text:p text:style-name="P5">total features (pos-selection): 2541, 2dfeatures: 2310/4825, 3dfeatures: 231/582</text:p>
      <text:p text:style-name="P5">total features (pos-selection): 2167</text:p>
      <text:p text:style-name="P5">number of folds: 3</text:p>
      <text:p text:style-name="P5"/>
      <text:p text:style-name="P5">accuracy, mean: 0.9693840373, std: 0.0288521111721</text:p>
      <text:p text:style-name="P5">sensivity, mean: 0.426713947991, std: 0.187652524092</text:p>
      <text:p text:style-name="P5">specifity, mean: 0.279894503305, std: 0.144431752668</text:p>
      <text:p text:style-name="P5">matthews_corrcoef, mean: 0.292231474561, std: 0.0874004467774</text:p>
      <text:p text:style-name="P5">Elapsed time: 169.559000015 secs</text:p>
      <text:p text:style-name="P5"/>
      <text:p text:style-name="P5">accuracy, mean: 0.960464613447, std: 0.0415939212645</text:p>
      <text:p text:style-name="P5">sensivity, mean: 0.46158392435, std: 0.255196589614</text:p>
      <text:p text:style-name="P5">specifity, mean: 0.275396825397, std: 0.149169005478</text:p>
      <text:p text:style-name="P5">matthews_corrcoef, mean: 0.285570301298, std: 0.0979454751767</text:p>
      <text:p text:style-name="P5">Elapsed time: 166.809000015 secs</text:p>
      <text:p text:style-name="P5"/>
      <text:p text:style-name="P5">accuracy, mean: 0.961248010964, std: 0.0395969577123</text:p>
      <text:p text:style-name="P5">sensivity, mean: 0.454639479905, std: 0.246833181091</text:p>
      <text:p text:style-name="P5">specifity, mean: 0.256844046778, std: 0.13517833113</text:p>
      <text:p text:style-name="P5">matthews_corrcoef, mean: 0.27575996217, std: 0.0893822206898</text:p>
      <text:p text:style-name="P18">Elapsed time: 156.393000126 secs</text:p>
      <text:p text:style-name="P5">CONFIG = {</text:p>
      <text:p text:style-name="P5"><text:s text:c="4"/>'chi2_threshold': 0.005,</text:p>
      <text:p text:style-name="P5"><text:s text:c="4"/>'variance_threshold': 0.0006,</text:p>
      <text:p text:style-name="P5"><text:s text:c="4"/>'k_folds': 3,</text:p>
      <text:p text:style-name="P5">}</text:p>
      <text:p text:style-name="P5"/>
      <text:p text:style-name="P5">cont0: 16450, cont1: 143, total: 16593, min accuracy: 0.991381908034</text:p>
      <text:p text:style-name="P5">total features: 5408</text:p>
      <text:p text:style-name="P5">total features (pos-selection): 2541, 2dfeatures: 2310/4825, 3dfeatures: 231/582</text:p>
      <text:p text:style-name="P5">total features (pos-selection): 2053</text:p>
      <text:p text:style-name="P5">number of folds: 3</text:p>
      <text:p text:style-name="P5"/>
      <text:p text:style-name="P5">accuracy, mean: 0.961428919077, std: 0.0407395607964</text:p>
      <text:p text:style-name="P5">sensivity, mean: 0.447399527187, std: 0.255623283173</text:p>
      <text:p text:style-name="P5">specifity, mean: 0.283798654342, std: 0.155045087744</text:p>
      <text:p text:style-name="P5">matthews_corrcoef, mean: 0.28396712083, std: 0.0937458662847</text:p>
      <text:p text:style-name="P5">Elapsed time: 167.53399992 secs</text:p>
      <text:p text:style-name="P5"/>
      <text:p text:style-name="P5">accuracy, mean: 0.961428886383, std: 0.0404860097109</text:p>
      <text:p text:style-name="P5">sensivity, mean: 0.454491725768, std: 0.238206798518</text:p>
      <text:p text:style-name="P5">specifity, mean: 0.287069454851, std: 0.157047137349</text:p>
      <text:p text:style-name="P5">matthews_corrcoef, mean: 0.290725282421, std: 0.0907050198042</text:p>
      <text:p text:style-name="P5">Elapsed time: 173.26699996 secs</text:p>
      <text:p text:style-name="P5"/>
      <text:p text:style-name="P5">accuracy, mean: 0.961489109168, std: 0.0397646601772</text:p>
      <text:p text:style-name="P5">sensivity, mean: 0.454639479905, std: 0.246833181091</text:p>
      <text:p text:style-name="P5">specifity, mean: 0.268998613074, std: 0.143770004926</text:p>
      <text:p text:style-name="P5">matthews_corrcoef, mean: 0.281256859885, std: 0.093107916233</text:p>
      <text:p text:style-name="P5"><text:soft-page-break/>Elapsed time: 182</text:p>
      <text:p text:style-name="P14"/>
      <text:p text:style-name="P3">CONFIG = {</text:p>
      <text:p text:style-name="P3"><text:s text:c="4"/>'chi2_threshold': 0.004,</text:p>
      <text:p text:style-name="P3"><text:s text:c="4"/>'variance_threshold': 0.0006,</text:p>
      <text:p text:style-name="P3"><text:s text:c="4"/>'k_folds': 3,</text:p>
      <text:p text:style-name="P3">}</text:p>
      <text:p text:style-name="P3"/>
      <text:p text:style-name="P3">cont0: 16450, cont1: 143, total: 16593, min accuracy: 0.991381908034</text:p>
      <text:p text:style-name="P3">total features: 5408</text:p>
      <text:p text:style-name="P3">total features (pos-selection): 2708, 2dfeatures: 2454/4825, 3dfeatures: 254/582</text:p>
      <text:p text:style-name="P3">total features (pos-selection): 2167, 2dfeatures: 1943/4825, 3dfeatures: 224/582</text:p>
      <text:p text:style-name="P3"/>
      <text:p text:style-name="P3">accuracy, mean: 0.959440106827, std: 0.0432971729477</text:p>
      <text:p text:style-name="P3">sensivity, mean: 0.482269503546, std: 0.222551575982</text:p>
      <text:p text:style-name="P3">specifity, mean: 0.291357299139, std: 0.161607990376</text:p>
      <text:p text:style-name="P3">matthews_corrcoef, mean: 0.307400073291, std: 0.0891466352991</text:p>
      <text:p text:style-name="P3">Elapsed time: 178.976999998 secs</text:p>
      <text:p text:style-name="P3"/>
      <text:p text:style-name="P3">accuracy, mean: 0.960163357846, std: 0.0429127290502</text:p>
      <text:p text:style-name="P3">sensivity, mean: 0.426566193853, std: 0.280671652529</text:p>
      <text:p text:style-name="P3">specifity, mean: 0.271903545099, std: 0.157535652597</text:p>
      <text:p text:style-name="P3">matthews_corrcoef, mean: 0.263194698124, std: 0.119568901908</text:p>
      <text:p text:style-name="P3">Elapsed time: 165.667999983 secs</text:p>
      <text:p text:style-name="P3"/>
      <text:p text:style-name="P3">accuracy, mean: 0.952628578534, std: 0.0370979038622</text:p>
      <text:p text:style-name="P3">sensivity, mean: 0.545803782506, std: 0.207156253419</text:p>
      <text:p text:style-name="P3">specifity, mean: 0.196541921981, std: 0.13509554605</text:p>
      <text:p text:style-name="P3">matthews_corrcoef, mean: 0.267522613508, std: 0.0460999334581</text:p>
      <text:p text:style-name="P3">Elapsed time: 156.898000002 secs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38M3S</meta:editing-duration>
    <meta:editing-cycles>91</meta:editing-cycles>
    <meta:generator>OpenOffice/4.1.1$Win32 OpenOffice.org_project/411m6$Build-9775</meta:generator>
    <dc:date>2015-02-18T22:40:07.77</dc:date>
    <dc:creator>Jessica Pauli de C Bonson</dc:creator>
    <meta:document-statistic meta:table-count="0" meta:image-count="0" meta:object-count="0" meta:page-count="5" meta:paragraph-count="192" meta:word-count="924" meta:character-count="8845"/>
    <meta:user-defined meta:name="Info 1"/>
    <meta:user-defined meta:name="Info 2"/>
    <meta:user-defined meta:name="Info 3"/>
    <meta:user-defined meta:name="Info 4"/>
  </office:meta>
</office:document-meta>
</file>